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1c4a" officeooo:paragraph-rsid="00121c4a"/>
    </style:style>
    <style:style style:name="P2" style:family="paragraph" style:parent-style-name="Standard">
      <style:text-properties officeooo:rsid="0013897a" officeooo:paragraph-rsid="0013897a"/>
    </style:style>
    <style:style style:name="P3" style:family="paragraph" style:parent-style-name="Standard">
      <style:text-properties officeooo:rsid="0016dfaa" officeooo:paragraph-rsid="0016dfa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85d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6 Bash scripting</text:p>
      <text:p text:style-name="P1"/>
      <text:p text:style-name="P2">COMPOUND COMMANDS </text:p>
      <text:p text:style-name="P2"/>
      <text:p text:style-name="P2"/>
      <text:p text:style-name="P1">mkdir research &amp;&amp; cp /var/log/syslog* /home/sysadmin/research &amp;&amp; cp /etc/shadow /home/sysadmin/research &amp;&amp; cp /etc/hosts /home/sysadmin/research</text:p>
      <text:p text:style-name="P1"/>
      <text:p text:style-name="P1">sudo find <text:span text:style-name="T1">home -type f -perm 777 &gt; ~</text:span><text:span text:style-name="T2">/research/exec_list.txt</text:span></text:p>
      <text:p text:style-name="P1"/>
      <text:p text:style-name="P1">ps -eo pid,user,cmd,%mem,%cpu | head <text:s text:c="3"/>OR</text:p>
      <text:p text:style-name="P1">ps aux --sort -%mem | awk '{print $1, $2, $3, $4, $11}' | head -n 11 | ~/research/top_10_processes.txt</text:p>
      <text:p text:style-name="P1"/>
      <text:p text:style-name="P1">Bonus – Incomplete</text:p>
      <text:p text:style-name="P1">ls &gt; txt</text:p>
      <text:p text:style-name="P1">cat passwd</text:p>
      <text:p text:style-name="P1">awk (if) &gt;&gt; txt</text:p>
      <text:p text:style-name="P1"/>
      <text:p text:style-name="P1"/>
      <text:p text:style-name="P2">CREATING ALIASES</text:p>
      <text:p text:style-name="P2"/>
      <text:p text:style-name="P2"/>
      <text:p text:style-name="P2">alias la='ls -lah'</text:p>
      <text:p text:style-name="P2">source .bashrc <text:s/>– reload .bashrc</text:p>
      <text:p text:style-name="P2">alias rr=’source ~/.bashrc’ </text:p>
      <text:p text:style-name="P2"/>
      <text:p text:style-name="P2">alias la='ls -lah'</text:p>
      <text:p text:style-name="P2">alias rr='source ~/.bashrc'</text:p>
      <text:p text:style-name="P2">alias rm='rm -i'</text:p>
      <text:p text:style-name="P2">alias lsa='ls -a'</text:p>
      <text:p text:style-name="P2">alias docs='cd ~/Documents'</text:p>
      <text:p text:style-name="P2">alias dl='cd ~/Downloads'</text:p>
      <text:p text:style-name="P2">alias etc='cd /etc'</text:p>
      <text:p text:style-name="P2">alias bashrc='pico ~/.bashrc'</text:p>
      <text:p text:style-name="P2">alias logs='mkdir ~/research &amp;&amp; cp /var/logs/* /etc/passwd /etc/shadow /etc/hosts ~/research'</text:p>
      <text:p text:style-name="P2">alias exec='sudo find /home -type f -perm 777 &gt; ~/research/exec_lst.txt'</text:p>
      <text:p text:style-name="P2">alias top10='ps aux -m | awk {'print $1, $2, $3, $4, $11'} | head &gt; ~/research/top_processes.txt'</text:p>
      <text:p text:style-name="P2">alias homeusers='ls /home &gt; ~/research/users.txt &amp;&amp; cat /etc/passwd | awk -F ":" '{if ($3 &gt;= 1000) print $0}' &gt;&gt; ~/research/users.txt'</text:p>
      <text:p text:style-name="P2"/>
      <text:p text:style-name="P2"/>
      <text:p text:style-name="P3">FIRST BASH SCRIPT</text:p>
      <text:p text:style-name="P3"/>
      <text:p text:style-name="P3"/>
      <text:p text:style-name="P3">echo -e "The files in this directory are: $(ls)"</text:p>
      <text:p text:style-name="P3">echo -e "The files in this directory are: \n$(ls)" <text:s text:c="2"/>– <text:s/><text:span text:style-name="T3">new line</text:span></text:p>
      <text:p text:style-name="P3">file $(find / -iname *.txt 2&gt;/dev/null) &gt; ~/Desktop/text\ files ; tail ~/Desktop/text\ files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30T19:16:18.160000000</meta:creation-date>
    <dc:date>2020-11-30T21:15:35.304000000</dc:date>
    <meta:editing-duration>PT28M47S</meta:editing-duration>
    <meta:editing-cycles>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0" meta:word-count="192" meta:character-count="1321" meta:non-whitespace-character-count="1148"/>
  </office:meta>
</office:document-meta>
</file>